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fo:color="#000000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paragraph-rsid="000cf83b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.251cm" style:auto-text-indent="false" fo:background-color="transparent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Heading_20_2">
      <style:paragraph-properties fo:line-height="150%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fo:break-before="auto" fo:break-after="auto" fo:background-color="transparent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7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fo:language="ru" fo:country="RU" fo:font-style="normal" fo:font-weight="normal" officeooo:rsid="000cf83b" officeooo:paragraph-rsid="000cf83b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LO-normal">
      <style:paragraph-properties fo:margin-left="0cm" fo:margin-right="0cm" fo:line-height="150%" fo:text-align="justify" style:justify-single-word="false" fo:text-indent="1.27cm" style:auto-text-indent="false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7cm" style:auto-text-indent="false" fo:break-before="auto" fo:break-after="auto" fo:background-color="transparent" fo:keep-with-next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3cm" style:auto-text-indent="false" fo:break-before="auto" fo:break-after="auto" fo:background-color="transparent" fo:keep-with-next="auto">
        <style:tab-stops>
          <style:tab-stop style:position="1.251cm"/>
        </style:tab-stops>
      </style:paragraph-properties>
      <style:text-properties fo:font-variant="small-caps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22" style:family="paragraph" style:parent-style-name="LO-normal" style:list-style-name="L3">
      <style:paragraph-properties fo:line-height="150%" fo:text-align="justify" style:justify-single-word="false"/>
      <style:text-properties style:font-name="Times New Roman1" fo:font-size="14pt" fo:language="ru" fo:country="RU" officeooo:rsid="000cf83b" officeooo:paragraph-rsid="000cf83b" style:font-size-asian="12.25pt" style:font-size-complex="14pt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  <style:text-properties style:use-window-font-color="true" style:font-name="Times New Roman1" fo:font-size="14pt" fo:language="ru" fo:country="RU" officeooo:rsid="001802f1" officeooo:paragraph-rsid="001802f1" style:letter-kerning="false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P24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style:page-number="1" fo:break-before="auto" fo:break-after="auto" fo:background-color="transparent" fo:keep-with-next="auto"/>
      <style:text-properties fo:font-variant="small-caps" fo:color="#000000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fo:language="ru" fo:country="RU" officeooo:rsid="000cf83b" officeooo:paragraph-rsid="000cf83b"/>
    </style:style>
    <style:style style:name="P26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</style:style>
    <style:style style:name="P27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4pt" fo:language="ru" fo:country="RU" officeooo:rsid="0019a556" officeooo:paragraph-rsid="0019a556" style:font-size-asian="12.25pt" style:font-size-complex="14pt"/>
    </style:style>
    <style:style style:name="P28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use-window-font-color="true" style:font-name="Times New Roman1" fo:font-size="14pt" fo:language="ru" fo:country="RU" officeooo:rsid="0019a556" officeooo:paragraph-rsid="0019a556" style:letter-kerning="false" style:font-name-asian="Liberation Serif1" style:font-size-asian="12.25pt" style:language-asian="zh" style:country-asian="CN" style:font-name-complex="Liberation Serif1" style:font-size-complex="14pt" style:language-complex="hi" style:country-complex="IN"/>
    </style:style>
    <style:style style:name="P29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use-window-font-color="true" style:font-name="Times New Roman1" fo:font-size="14pt" fo:language="ru" fo:country="RU" fo:font-style="normal" fo:font-weight="normal" officeooo:rsid="0019a556" officeooo:paragraph-rsid="000cf83b" style:letter-kerning="false" style:font-name-asian="Liberation Serif1" style:font-size-asian="12.25pt" style:language-asian="zh" style:country-asian="CN" style:font-style-asian="normal" style:font-weight-asian="normal" style:font-name-complex="Liberation Serif1" style:font-size-complex="14pt" style:language-complex="hi" style:country-complex="IN" style:font-style-complex="normal" style:font-weight-complex="normal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bold" style:text-blinking="false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text-blink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6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fo:language="ru" fo:country="RU" officeooo:rsid="0019a556" style:font-size-asian="12.25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officeooo:rsid="000d94c2" style:font-style-asian="normal" style:font-style-complex="normal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officeooo:rsid="00115bc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d94c2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0d94c2"/>
    </style:style>
    <style:style style:name="T19" style:family="text">
      <style:text-properties officeooo:rsid="0016de0a"/>
    </style:style>
    <style:style style:name="T20" style:family="text">
      <style:text-properties officeooo:rsid="001bee1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heading=h.gjdgxs"/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5"><text:span text:style-name="T1">Ка</text:span><text:span text:style-name="T4">федра МО ЭВМ</text:span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21">ОТЧЕТ</text:p>
      <text:p text:style-name="P10">по лабораторной работе №<text:span text:style-name="T14">2</text:span></text:p>
      <text:p text:style-name="P5"><text:span text:style-name="T4">по дисциплине «</text:span><text:span text:style-name="T6">Параллельные алгоритмы</text:span><text:span text:style-name="T4">»</text:span></text:p>
      <text:p text:style-name="P5"><text:span text:style-name="T4">Тема: </text:span><text:bookmark text:name="docs-internal-guid-4952a30b-7fff-86b0-c78d-35d4af1d2392"/><text:span text:style-name="T2">Реализация взаимодействия потоков по шаблону “производитель-потребитель”</text:span></text:p>
      <text:p text:style-name="Text_20_body"/>
      <text:p text:style-name="P8"/>
      <text:p text:style-name="P8"/>
      <text:p text:style-name="P8"/>
      <text:p text:style-name="P9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5">Студент гр. </text:span><text:span text:style-name="T7">93</text:span><text:span text:style-name="T5">0</text:span><text:span text:style-name="T7">4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23">Боблаков Д.С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4">Сергеева Е.И.</text:p>
          </table:table-cell>
        </table:table-row>
      </table:table>
      <text:p text:style-name="P8"/>
      <text:p text:style-name="P8"/>
      <text:p text:style-name="P13">Санкт-Петербург</text:p>
      <text:p text:style-name="P15"><text:span text:style-name="T5"><text:s text:c="7"/>20</text:span><text:span text:style-name="T7">22</text:span></text:p>
      <text:h text:style-name="P20" text:outline-level="2">Цель работы.</text:h>
      <text:p text:style-name="P25"><text:span text:style-name="T7">Ознакомиться с использованием примитивов и механизмов синхронизации в языке программирования С++. Реализовать корректную работу потоков используя шаблон </text:span><text:span text:style-name="T3">“производитель-потребитель”.</text:span></text:p>
      <text:p text:style-name="P11"/>
      <text:p text:style-name="P12">Задание.</text:p>
      <text:p text:style-name="P30">Реализовать итерационное (потенциально бесконечное) выполнение подготовки, обработки и вывода данных. Обеспечить параллельное выполнение потоков обработки готовой порции данных, подготовки следующей порции данных и вывода предыдущих полученных результатов. </text:p>
      <text:p text:style-name="Text_20_body"><text:line-break/></text:p>
      <text:h text:style-name="P14" text:outline-level="2">Выполнение работы.</text:h>
      <text:p text:style-name="P27">Для реализации паттерна Producer-Consumer было создано два буффера. Первый буффер использовался для хранения сгенерированных матриц, второй буффер использовался для хранения матриц после суммирования и до вывода.</text:p>
      <text:p text:style-name="P28"><text:s/>В функции produce_<text:span text:style-name="T20">m1 </text:span>производится генерация двух матриц до захвата мьютекса, так как данная операция может выполняться параллельно несколькими потоками. После захвата мьютекса, посредством функции wait у условной переменной происходит ожидание до тех пор, пока в буфере не освободится место, затем в буфер исходных матриц записывается пара сгенерированных матриц и посылается уведомление в условную переменную консьюмера о том, что появились данные для обработки. В функции consume_<text:span text:style-name="T20">m1</text:span> происходит изъятие из буфера исходных матриц пары матриц (в секции защищенной мьютексом), после чего в секции, которая не защищена мьютексом вызывается функция produce_<text:span text:style-name="T20">m2</text:span>. В функции produc<text:span text:style-name="T20">e_m2</text:span> в секции не защищенной мьютексом происходит суммирование пришедших в аргументе матриц (это действие может выполняться одновременно в нескольких потоках для разных пар матрицы).</text:p>
      <text:p text:style-name="P29"><text:soft-page-break/>Затем под защитой мьютекса результирующая матрица пишется в буфер результирующих матриц при условии что в нем есть свободное место и вызывает уведомления у условной переменной, которая ответственна за то, чтобы разбудить функцию консьюма вывода матрицы в консоль. В функции consume_<text:span text:style-name="T20">m2</text:span> под защитой мьютекса происходит извлечение матриц из результирующего буфера и их вывод в консоль. Таким образом матрицы генерируются и суммируются параллельно при этом ресурсы программы не тратятся в пустую на ожидание появления/освобождения места в буферах за счет использования условных переменных.</text:p>
      <text:p text:style-name="P26"/>
      <text:p text:style-name="P26"/>
      <text:h text:style-name="Heading_20_2" text:outline-level="2">Выводы.</text:h>
      <text:p text:style-name="P19">В ходе выполнения лабораторной работы была реализована программа на языке программировании С++, получены навыки работы с потоками, а так же <text:span text:style-name="T18">реализовано взаимодействия между ними по шаблону «производитель — потребитель»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cm" fo:margin-bottom="0cm" loext:contextual-spacing="false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Subtitle" style:family="paragraph" style:parent-style-name="LO-normal" style:next-style-name="LO-normal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8:16:00</meta:creation-date>
    <dc:language>ru-RU</dc:language>
    <dc:date>2022-10-25T15:34:45.152841550</dc:date>
    <meta:editing-cycles>8</meta:editing-cycles>
    <meta:editing-duration>PT5H44M32S</meta:editing-duration>
    <meta:generator>LibreOffice/6.4.7.2$Linux_X86_64 LibreOffice_project/40$Build-2</meta:generator>
    <meta:document-statistic meta:table-count="1" meta:image-count="0" meta:object-count="0" meta:page-count="3" meta:paragraph-count="27" meta:word-count="340" meta:character-count="2713" meta:non-whitespace-character-count="2388"/>
    <meta:user-defined meta:name="AppVersion">15.0000</meta:user-defined>
  </office:meta>
</office:document-meta>
</file>